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p4" style:family="paragraph">
      <style:paragraph-properties fo:text-align="center"/>
    </style:style>
    <style:style style:name="c3" style:family="text">
      <style:text-properties fo:font-weight="bold" fo:font-family="Sans" fo:font-size="20pt" fo:text-transform="none" fo:letter-spacing="0pt" style:text-underline-type="none" style:text-line-through-type="none" style:text-underline-style="none" fo:color="#000000"/>
    </style:style>
    <style:style style:name="c5" style:family="text">
      <style:text-properties fo:font-family="Sans" fo:font-size="14pt" fo:text-transform="none" fo:letter-spacing="0pt" style:text-underline-type="none" style:text-line-through-type="none" style:text-underline-style="none" fo:color="#000000"/>
    </style:style>
  </office:automatic-styles>
  <office:body>
    <office:text>
      <text:p text:style-name="p1"/>
      <text:p text:style-name="p4"><text:span text:style-name="c3">Заголовок файла ахахаххаха</text:span></text:p>
      <text:p text:style-name="p1"><text:span text:style-name="c5">Текст 1</text:span></text:p>
      <text:p text:style-name="p1"><text:span text:style-name="c5">Фамилия:<text:tab/>________________</text:span></text:p>
      <text:p text:style-name="p1"><text:span text:style-name="c5">Имя:<text:tab/><text:tab/>________________</text:span></text:p>
      <text:p text:style-name="p1"><text:span text:style-name="c5">Автор:<text:tab/>Я</text:span></text:p>
      <text:p text:style-name="p1"><text:span text:style-name="c5">Версия:<text:tab/>Я</text:span></text:p>
      <text:p text:style-name="p1"><text:span text:style-name="c5">Дата:<text:tab/>12.06.2024</text:span></text:p>
      <text:p text:style-name="p1"/>
    </office:text>
  </office:body>
</office:document-content>
</file>